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4.1665in"/>
    </style:style>
    <style:style style:name="ro1" style:family="table-row">
      <style:table-row-properties style:row-height="0.38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5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Ku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NI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PSO</text:p>
          </table:table-cell>
          <table:table-cell table:style-name="ce2" office:value-type="string" calcext:value-type="string">
            <text:p>Neural Networks</text:p>
          </table:table-cell>
          <table:table-cell table:style-name="ce2" office:value-type="string" calcext:value-type="string">
            <text:p>Fuzzy</text:p>
            <text:p>Logic</text:p>
          </table:table-cell>
          <table:table-cell table:style-name="ce1" office:value-type="string" calcext:value-type="string">
            <text:p>Kuis</text:p>
          </table:table-cell>
          <table:table-cell table:style-name="ce3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uhammad Alief</text:p>
          </table:table-cell>
          <table:table-cell office:value-type="float" office:value="4211048" calcext:value-type="float">
            <text:p>42110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CEILING(AVERAGE([.D2:.G2]))" office:value-type="float" office:value="68" calcext:value-type="float">
            <text:p>68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uhammad Arya Pratama Sutrisno</text:p>
          </table:table-cell>
          <table:table-cell office:value-type="float" office:value="4211049" calcext:value-type="float">
            <text:p>421104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3:.G3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hammad Malikul Mulki</text:p>
          </table:table-cell>
          <table:table-cell office:value-type="float" office:value="4211053" calcext:value-type="float">
            <text:p>421105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CEILING(AVERAGE([.D4:.G4]))" office:value-type="float" office:value="68" calcext:value-type="float">
            <text:p>68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hammad Naufal Rafi</text:p>
          </table:table-cell>
          <table:table-cell office:value-type="float" office:value="4211054" calcext:value-type="float">
            <text:p>42110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EILING(AVERAGE([.D5:.G5]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hammad Rendi</text:p>
          </table:table-cell>
          <table:table-cell office:value-type="float" office:value="4211056" calcext:value-type="float">
            <text:p>421105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6:.G6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hammad Resky Nur Fajar</text:p>
          </table:table-cell>
          <table:table-cell office:value-type="float" office:value="4211057" calcext:value-type="float">
            <text:p>421105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7:.G7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uhammad Zidane</text:p>
          </table:table-cell>
          <table:table-cell office:value-type="float" office:value="4211060" calcext:value-type="float">
            <text:p>421106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8:.G8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tty Wahyu Wardani</text:p>
          </table:table-cell>
          <table:table-cell office:value-type="float" office:value="4211066" calcext:value-type="float">
            <text:p>421106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9:.G9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achmat Nur Sidiq</text:p>
          </table:table-cell>
          <table:table-cell office:value-type="float" office:value="4211068" calcext:value-type="float">
            <text:p>4211068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CEILING(AVERAGE([.D10:.G10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aditya Mahardika Perdana</text:p>
          </table:table-cell>
          <table:table-cell office:value-type="float" office:value="4211069" calcext:value-type="float">
            <text:p>42110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EILING(AVERAGE([.D11:.G11]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afi Zilullah Ervin</text:p>
          </table:table-cell>
          <table:table-cell office:value-type="float" office:value="4211070" calcext:value-type="float">
            <text:p>42110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EILING(AVERAGE([.D12:.G12]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fangga Cendikia Wardani</text:p>
          </table:table-cell>
          <table:table-cell office:value-type="float" office:value="4211071" calcext:value-type="float">
            <text:p>421107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13:.G13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ki Nur Ihsan</text:p>
          </table:table-cell>
          <table:table-cell office:value-type="float" office:value="4211073" calcext:value-type="float">
            <text:p>421107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CEILING(AVERAGE([.D14:.G14]))" office:value-type="float" office:value="70" calcext:value-type="float">
            <text:p>70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ussel Amanda Simangunsong</text:p>
          </table:table-cell>
          <table:table-cell office:value-type="float" office:value="4211075" calcext:value-type="float">
            <text:p>421107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CEILING(AVERAGE([.D15:.G15]))" office:value-type="float" office:value="68" calcext:value-type="float">
            <text:p>68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arfan Isyroqi Aufar M.</text:p>
          </table:table-cell>
          <table:table-cell office:value-type="float" office:value="4211078" calcext:value-type="float">
            <text:p>421107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16:.G16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usan Devianti</text:p>
          </table:table-cell>
          <table:table-cell office:value-type="float" office:value="4211080" calcext:value-type="float">
            <text:p>42110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CEILING(AVERAGE([.D17:.G17]))" office:value-type="float" office:value="63" calcext:value-type="float">
            <text:p>63</text:p>
          </table:table-cell>
          <table:table-cell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yahdan Nugroho</text:p>
          </table:table-cell>
          <table:table-cell office:value-type="float" office:value="4211081" calcext:value-type="float">
            <text:p>421108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CEILING(AVERAGE([.D18:.G18]))" office:value-type="float" office:value="60" calcext:value-type="float">
            <text:p>60</text:p>
          </table:table-cell>
          <table:table-cell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yahrul Karim</text:p>
          </table:table-cell>
          <table:table-cell office:value-type="float" office:value="4211082" calcext:value-type="float">
            <text:p>421108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CEILING(AVERAGE([.D19:.G19]))" office:value-type="float" office:value="78" calcext:value-type="float">
            <text:p>78</text:p>
          </table:table-cell>
          <table:table-cell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mar Abdulloh</text:p>
          </table:table-cell>
          <table:table-cell office:value-type="float" office:value="4211084" calcext:value-type="float">
            <text:p>421108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20:.G20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icky Hidayah</text:p>
          </table:table-cell>
          <table:table-cell office:value-type="float" office:value="4211085" calcext:value-type="float">
            <text:p>42110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CEILING(AVERAGE([.D21:.G21]))" office:value-type="float" office:value="58" calcext:value-type="float">
            <text:p>58</text:p>
          </table:table-cell>
          <table:table-cell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Wulan Anggraeni</text:p>
          </table:table-cell>
          <table:table-cell office:value-type="float" office:value="4211087" calcext:value-type="float">
            <text:p>4211087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CEILING(AVERAGE([.D22:.G22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Zaky Nur Rahmat</text:p>
          </table:table-cell>
          <table:table-cell office:value-type="float" office:value="4211088" calcext:value-type="float">
            <text:p>421108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CEILING(AVERAGE([.D23:.G23]))" office:value-type="float" office:value="53" calcext:value-type="float">
            <text:p>53</text:p>
          </table:table-cell>
          <table:table-cell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uhammad Fajar Rivaldi</text:p>
          </table:table-cell>
          <table:table-cell office:value-type="float" office:value="4221001" calcext:value-type="float">
            <text:p>422100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CEILING(AVERAGE([.D24:.G24]))" office:value-type="float" office:value="63" calcext:value-type="float">
            <text:p>63</text:p>
          </table:table-cell>
          <table:table-cell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edikha Wardana</text:p>
          </table:table-cell>
          <table:table-cell office:value-type="float" office:value="4221008" calcext:value-type="float">
            <text:p>422100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25:.G25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gus Wardani</text:p>
          </table:table-cell>
          <table:table-cell office:value-type="float" office:value="4221012" calcext:value-type="float">
            <text:p>422101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CEILING(AVERAGE([.D26:.G26]))" office:value-type="float" office:value="68" calcext:value-type="float">
            <text:p>68</text:p>
          </table:table-cell>
          <table:table-cell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rya Fatih Dayanara</text:p>
          </table:table-cell>
          <table:table-cell office:value-type="float" office:value="4221019" calcext:value-type="float">
            <text:p>4221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CEILING(AVERAGE([.D27:.G27]))" office:value-type="float" office:value="63" calcext:value-type="float">
            <text:p>63</text:p>
          </table:table-cell>
          <table:table-cell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lrifqi Berlin Ramadhan Munandar</text:p>
          </table:table-cell>
          <table:table-cell office:value-type="float" office:value="4221021" calcext:value-type="float">
            <text:p>4221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EILING(AVERAGE([.D28:.G28]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hmad Zaidan</text:p>
          </table:table-cell>
          <table:table-cell office:value-type="float" office:value="4221025" calcext:value-type="float">
            <text:p>422102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29:.G29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uhammad Fauzan</text:p>
          </table:table-cell>
          <table:table-cell office:value-type="float" office:value="4221061" calcext:value-type="float">
            <text:p>422106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CEILING(AVERAGE([.D30:.G30]))" office:value-type="float" office:value="70" calcext:value-type="float">
            <text:p>70</text:p>
          </table:table-cell>
          <table:table-cell table:number-columns-repeated="1637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uhammad Nur Alif Humam El Yunus</text:p>
          </table:table-cell>
          <table:table-cell office:value-type="float" office:value="4221064" calcext:value-type="float">
            <text:p>422106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31:.G31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vellyn Evellyn</text:p>
          </table:table-cell>
          <table:table-cell office:value-type="float" office:value="4221067" calcext:value-type="float">
            <text:p>422106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32:.G32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dnan Dafa Raihan</text:p>
          </table:table-cell>
          <table:table-cell office:value-type="float" office:value="4221070" calcext:value-type="float">
            <text:p>42210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33:.G33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bel Ardalefa</text:p>
          </table:table-cell>
          <table:table-cell office:value-type="float" office:value="4221072" calcext:value-type="float">
            <text:p>42210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EILING(AVERAGE([.D34:.G34]))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Nuriqbal Dzaky</text:p>
          </table:table-cell>
          <table:table-cell office:value-type="float" office:value="4221076" calcext:value-type="float">
            <text:p>422107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CEILING(AVERAGE([.D35:.G35]))" office:value-type="float" office:value="65" calcext:value-type="float">
            <text:p>65</text:p>
          </table:table-cell>
          <table:table-cell table:number-columns-repeated="1637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aufal Prasetya</text:p>
          </table:table-cell>
          <table:table-cell office:value-type="float" office:value="4221077" calcext:value-type="float">
            <text:p>422107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CEILING(AVERAGE([.D36:.G36]))" office:value-type="float" office:value="28" calcext:value-type="float">
            <text:p>28</text:p>
          </table:table-cell>
          <table:table-cell table:number-columns-repeated="16376"/>
        </table:table-row>
      </table:table>
      <table:table table:name="Nilai NINA" table:style-name="ta1">
        <table:table-column table:style-name="co5" table:visibility="collapse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2">
          <table:table-cell table:style-name="ce4" office:value-type="string" calcext:value-type="string" table:number-columns-spanned="6" table:number-rows-spanned="1">
            <text:p>TE1428 - Kecerdasan Buatan <text:s text:c="2"/>- Kelas: B - Jurusan: S1 Teknik Elektro - Tahun: 2023 - Sem: 2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RP - Nama Lengkap</text:p>
          </table:table-cell>
          <table:table-cell table:style-name="ce5" office:value-type="string" calcext:value-type="string">
            <text:p>Kuis</text:p>
          </table:table-cell>
          <table:table-cell table:style-name="ce5" office:value-type="string" calcext:value-type="string">
            <text:p>UTS</text:p>
          </table:table-cell>
          <table:table-cell table:style-name="ce5" office:value-type="string" calcext:value-type="string">
            <text:p>UAS</text:p>
          </table:table-cell>
          <table:table-cell table:style-name="ce5" office:value-type="string" calcext:value-type="string">
            <text:p>Proj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48</text:p>
          </table:table-cell>
          <table:table-cell office:value-type="string" calcext:value-type="string">
            <text:p>04211048 - Muhammad Alief</text:p>
          </table:table-cell>
          <table:table-cell table:formula="of:=[$Kuis.H2]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49</text:p>
          </table:table-cell>
          <table:table-cell office:value-type="string" calcext:value-type="string">
            <text:p>04211049 - Muhammad Arya Pratama Sutrisno</text:p>
          </table:table-cell>
          <table:table-cell table:formula="of:=[$Kuis.H3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53</text:p>
          </table:table-cell>
          <table:table-cell office:value-type="string" calcext:value-type="string">
            <text:p>04211053 - Muhammad Malikul Mulki</text:p>
          </table:table-cell>
          <table:table-cell table:formula="of:=[$Kuis.H4]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54</text:p>
          </table:table-cell>
          <table:table-cell office:value-type="string" calcext:value-type="string">
            <text:p>04211054 - Muhammad Naufal Rafi</text:p>
          </table:table-cell>
          <table:table-cell table:formula="of:=[$Kuis.H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56</text:p>
          </table:table-cell>
          <table:table-cell office:value-type="string" calcext:value-type="string">
            <text:p>04211056 - MUHAMMAD RENDI</text:p>
          </table:table-cell>
          <table:table-cell table:formula="of:=[$Kuis.H6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57</text:p>
          </table:table-cell>
          <table:table-cell office:value-type="string" calcext:value-type="string">
            <text:p>04211057 - MUHAMMAD RESKY NUR FAJAR</text:p>
          </table:table-cell>
          <table:table-cell table:formula="of:=[$Kuis.H7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60</text:p>
          </table:table-cell>
          <table:table-cell office:value-type="string" calcext:value-type="string">
            <text:p>04211060 - Muhammad Zidane</text:p>
          </table:table-cell>
          <table:table-cell table:formula="of:=[$Kuis.H8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66</text:p>
          </table:table-cell>
          <table:table-cell office:value-type="string" calcext:value-type="string">
            <text:p>04211066 - Petty Wahyu Wardani</text:p>
          </table:table-cell>
          <table:table-cell table:formula="of:=[$Kuis.H9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68</text:p>
          </table:table-cell>
          <table:table-cell office:value-type="string" calcext:value-type="string">
            <text:p>04211068 - Rachmad Nur sidiq</text:p>
          </table:table-cell>
          <table:table-cell table:formula="of:=[$Kuis.H10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69</text:p>
          </table:table-cell>
          <table:table-cell office:value-type="string" calcext:value-type="string">
            <text:p>04211069 - Raditya Mahardika Perdana</text:p>
          </table:table-cell>
          <table:table-cell table:formula="of:=[$Kuis.H1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70</text:p>
          </table:table-cell>
          <table:table-cell office:value-type="string" calcext:value-type="string">
            <text:p>04211070 - Rafi Zilullah Ervin</text:p>
          </table:table-cell>
          <table:table-cell table:formula="of:=[$Kuis.H1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71</text:p>
          </table:table-cell>
          <table:table-cell office:value-type="string" calcext:value-type="string">
            <text:p>04211071 - Refangga Cendikia Wardani</text:p>
          </table:table-cell>
          <table:table-cell table:formula="of:=[$Kuis.H13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73</text:p>
          </table:table-cell>
          <table:table-cell office:value-type="string" calcext:value-type="string">
            <text:p>04211073 - Riki Nur Ihsan</text:p>
          </table:table-cell>
          <table:table-cell table:formula="of:=[$Kuis.H14]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75</text:p>
          </table:table-cell>
          <table:table-cell office:value-type="string" calcext:value-type="string">
            <text:p>04211075 - RUSSEL AMANDA SIMANGUNSONG</text:p>
          </table:table-cell>
          <table:table-cell table:formula="of:=[$Kuis.H15]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78</text:p>
          </table:table-cell>
          <table:table-cell office:value-type="string" calcext:value-type="string">
            <text:p>04211078 - Sharfan Isyroqi Aufar M.</text:p>
          </table:table-cell>
          <table:table-cell table:formula="of:=[$Kuis.H16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0</text:p>
          </table:table-cell>
          <table:table-cell office:value-type="string" calcext:value-type="string">
            <text:p>04211080 - SUSAN DEVIANTI</text:p>
          </table:table-cell>
          <table:table-cell table:formula="of:=[$Kuis.H17]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formula="of:=[$Kuis.H18]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2</text:p>
          </table:table-cell>
          <table:table-cell office:value-type="string" calcext:value-type="string">
            <text:p>04211082 - Syahrul Karim</text:p>
          </table:table-cell>
          <table:table-cell table:formula="of:=[$Kuis.H19]"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formula="of:=[$Kuis.H20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5</text:p>
          </table:table-cell>
          <table:table-cell office:value-type="string" calcext:value-type="string">
            <text:p>04211085 - Vicky Hidayah</text:p>
          </table:table-cell>
          <table:table-cell table:formula="of:=[$Kuis.H21]"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7</text:p>
          </table:table-cell>
          <table:table-cell office:value-type="string" calcext:value-type="string">
            <text:p>04211087 - Wulan Anggraeni</text:p>
          </table:table-cell>
          <table:table-cell table:formula="of:=[$Kuis.H22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formula="of:=[$Kuis.H23]"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01</text:p>
          </table:table-cell>
          <table:table-cell office:value-type="string" calcext:value-type="string">
            <text:p>04221001 - Muhammad Fajar Rivaldi</text:p>
          </table:table-cell>
          <table:table-cell table:formula="of:=[$Kuis.H24]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08</text:p>
          </table:table-cell>
          <table:table-cell office:value-type="string" calcext:value-type="string">
            <text:p>04221008 - Tedikha Wardana</text:p>
          </table:table-cell>
          <table:table-cell table:formula="of:=[$Kuis.H25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12</text:p>
          </table:table-cell>
          <table:table-cell office:value-type="string" calcext:value-type="string">
            <text:p>04221012 - Agus Wardani</text:p>
          </table:table-cell>
          <table:table-cell table:formula="of:=[$Kuis.H26]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19</text:p>
          </table:table-cell>
          <table:table-cell office:value-type="string" calcext:value-type="string">
            <text:p>04221019 - Arya Fatih Dayanara</text:p>
          </table:table-cell>
          <table:table-cell table:formula="of:=[$Kuis.H27]"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21</text:p>
          </table:table-cell>
          <table:table-cell office:value-type="string" calcext:value-type="string">
            <text:p>04221021 - Alrifqi Berlin Ramadhan Munandar</text:p>
          </table:table-cell>
          <table:table-cell table:formula="of:=[$Kuis.H2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25</text:p>
          </table:table-cell>
          <table:table-cell office:value-type="string" calcext:value-type="string">
            <text:p>04221025 - Ahmad Zaidan</text:p>
          </table:table-cell>
          <table:table-cell table:formula="of:=[$Kuis.H29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61</text:p>
          </table:table-cell>
          <table:table-cell office:value-type="string" calcext:value-type="string">
            <text:p>04221061 - Muhammad Fauzan</text:p>
          </table:table-cell>
          <table:table-cell table:formula="of:=[$Kuis.H30]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64</text:p>
          </table:table-cell>
          <table:table-cell office:value-type="string" calcext:value-type="string">
            <text:p>04221064 - Muhammad Nur Alif Humam El Yunus</text:p>
          </table:table-cell>
          <table:table-cell table:formula="of:=[$Kuis.H31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67</text:p>
          </table:table-cell>
          <table:table-cell office:value-type="string" calcext:value-type="string">
            <text:p>04221067 - Evellyn</text:p>
          </table:table-cell>
          <table:table-cell table:formula="of:=[$Kuis.H32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70</text:p>
          </table:table-cell>
          <table:table-cell office:value-type="string" calcext:value-type="string">
            <text:p>04221070 - Adnan Dafa Raihan</text:p>
          </table:table-cell>
          <table:table-cell table:formula="of:=[$Kuis.H33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72</text:p>
          </table:table-cell>
          <table:table-cell office:value-type="string" calcext:value-type="string">
            <text:p>04221072 - Abel Ardalefa</text:p>
          </table:table-cell>
          <table:table-cell table:formula="of:=[$Kuis.H3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76</text:p>
          </table:table-cell>
          <table:table-cell office:value-type="string" calcext:value-type="string">
            <text:p>04221076 - Nuriqbal Dzaky</text:p>
          </table:table-cell>
          <table:table-cell table:formula="of:=[$Kuis.H35]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322104077</text:p>
          </table:table-cell>
          <table:table-cell office:value-type="string" calcext:value-type="string">
            <text:p>04221077 - Naufal Prasetya</text:p>
          </table:table-cell>
          <table:table-cell table:formula="of:=[$Kuis.H36]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uis.A1:Kuis.H3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09:21:40.815727645</dc:date>
    <dc:creator>Mifta Nur Farid</dc:creator>
    <meta:editing-duration>PT25M21S</meta:editing-duration>
    <meta:editing-cycles>1</meta:editing-cycles>
    <meta:document-statistic meta:table-count="2" meta:cell-count="505" meta:object-count="0"/>
    <meta:generator>LibreOffice/7.6.5.2$Linux_X86_64 LibreOffice_project/60$Build-2</meta:generator>
  </office:meta>
</office:document-meta>
</file>